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6.15cm" fo:min-width="10.3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000000" draw:fill-color="#ccff00" draw:textarea-vertical-align="middle"/>
    </style:style>
    <style:style style:name="gr13" style:family="graphic" style:parent-style-name="standard" style:list-style-name="L1">
      <style:graphic-properties svg:stroke-color="#000000" draw:fill-color="#99ff33" draw:textarea-vertical-align="middle"/>
    </style:style>
    <style:style style:name="gr14" style:family="graphic" style:parent-style-name="standard" style:list-style-name="L1">
      <style:graphic-properties svg:stroke-color="#000000" draw:fill-color="#99ff33" draw:textarea-vertical-align="middle"/>
    </style:style>
    <style:style style:name="gr15" style:family="graphic" style:parent-style-name="standard">
      <style:graphic-properties svg:stroke-color="#000000" draw:fill-color="#669900" draw:textarea-vertical-align="middle"/>
    </style:style>
    <style:style style:name="gr16" style:family="graphic" style:parent-style-name="standard" style:list-style-name="L1">
      <style:graphic-properties svg:stroke-color="#000000" draw:fill-color="#669900" draw:textarea-vertical-align="middle"/>
    </style:style>
    <style:style style:name="gr17" style:family="graphic" style:parent-style-name="standard" style:list-style-name="L1">
      <style:graphic-properties svg:stroke-color="#000000" draw:fill-color="#193300" draw:textarea-vertical-align="middle"/>
    </style:style>
    <style:style style:name="gr18" style:family="graphic" style:parent-style-name="standard" style:list-style-name="L1">
      <style:graphic-properties svg:stroke-color="#000000" draw:fill-color="#193300" draw:textarea-vertical-align="middle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>
      <style:graphic-properties svg:stroke-color="#000000" draw:fill-color="#ccff00" draw:textarea-horizontal-align="justify" draw:textarea-vertical-align="middle" draw:auto-grow-height="false"/>
    </style:style>
    <style:style style:name="gr21" style:family="graphic">
      <style:graphic-properties svg:stroke-color="#000000" draw:fill-color="#99ff33" draw:textarea-horizontal-align="justify" draw:textarea-vertical-align="middle" draw:auto-grow-height="false"/>
    </style:style>
    <style:style style:name="gr22" style:family="graphic">
      <style:graphic-properties svg:stroke-color="#000000" draw:fill-color="#669900" draw:textarea-horizontal-align="justify" draw:textarea-vertical-align="middle" draw:auto-grow-height="false"/>
    </style:style>
    <style:style style:name="gr23" style:family="graphic">
      <style:graphic-properties svg:stroke-color="#000000" draw:fill-color="#193300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svg:stroke-color="#000000" draw:fill-color="#99ff33" draw:textarea-vertical-align="middle"/>
    </style:style>
    <style:style style:name="gr25" style:family="graphic" style:parent-style-name="standard" style:list-style-name="L1">
      <style:graphic-properties svg:stroke-color="#000000" draw:fill-color="#99ff33" draw:textarea-vertical-align="middle"/>
    </style:style>
    <style:style style:name="gr26" style:family="graphic" style:parent-style-name="standard" style:list-style-name="L1">
      <style:graphic-properties svg:stroke-color="#000000" draw:fill-color="#669900" draw:textarea-vertical-align="middle"/>
    </style:style>
    <style:style style:name="gr27" style:family="graphic" style:parent-style-name="standard" style:list-style-name="L1">
      <style:graphic-properties svg:stroke-color="#000000" draw:fill-color="#193300" draw:textarea-vertical-align="middle"/>
    </style:style>
    <style:style style:name="gr28" style:family="graphic" style:parent-style-name="standard" style:list-style-name="L1">
      <style:graphic-properties svg:stroke-color="#000000" draw:fill-color="#193300" draw:textarea-vertical-align="middle"/>
    </style:style>
    <style:style style:name="gr29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">
      <style:graphic-properties svg:stroke-color="#000000" draw:fill-color="#99ff33" draw:textarea-vertical-align="middle"/>
    </style:style>
    <style:style style:name="gr35" style:family="graphic" style:parent-style-name="standard" style:list-style-name="L1">
      <style:graphic-properties svg:stroke-color="#000000" draw:fill-color="#193300" draw:textarea-vertical-align="middle"/>
    </style:style>
    <style:style style:name="gr3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svg:stroke-color="#000000" draw:fill-color="#99ff33" draw:textarea-vertical-align="middle"/>
    </style:style>
    <style:style style:name="gr38" style:family="graphic" style:parent-style-name="standard" style:list-style-name="L1">
      <style:graphic-properties svg:stroke-color="#000000" draw:fill-color="#193300" draw:textarea-vertical-align="middle"/>
    </style:style>
    <style:style style:name="gr39" style:family="graphic" style:parent-style-name="standard" style:list-style-name="L1">
      <style:graphic-properties svg:stroke-color="#000000" draw:fill-color="#99ff33" draw:textarea-vertical-align="middle"/>
    </style:style>
    <style:style style:name="gr40" style:family="graphic" style:parent-style-name="standard" style:list-style-name="L1">
      <style:graphic-properties svg:stroke-color="#000000" draw:fill-color="#193300" draw:textarea-vertical-align="middle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4.1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3" style:family="paragraph">
      <style:text-properties fo:color="#800055" style:font-name="Calibri" fo:font-style="italic" style:font-style-asian="italic" style:font-style-complex="italic"/>
    </style:style>
    <style:style style:name="P4" style:family="paragraph">
      <style:text-properties fo:color="#ff6600" style:font-name="Calibri" fo:font-style="italic" style:font-style-asian="italic" style:font-style-complex="italic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use-window-font-color="true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2.4cm" svg:y="4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6.2cm" svg:y="4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6.2cm" svg:y="7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3.8cm" svg:y2="5.6cm" draw:start-shape="id11" draw:start-glue-point="8" draw:end-shape="id12" draw:end-glue-point="10" svg:d="M5300 3600l-1500 2000" svg:viewBox="0 0 1501 2001">
          <text:p/>
        </draw:connector>
        <draw:connector draw:style-name="gr8" draw:text-style-name="P1" draw:layer="layout" draw:type="line" svg:x1="5.3cm" svg:y1="3.6cm" svg:x2="6.2cm" svg:y2="5.6cm" draw:start-shape="id11" draw:start-glue-point="8" draw:end-shape="id13" draw:end-glue-point="6" svg:d="M5300 3600l900 2000" svg:viewBox="0 0 901 2001">
          <text:p/>
        </draw:connector>
        <draw:connector draw:style-name="gr8" draw:text-style-name="P1" draw:layer="layout" draw:type="line" svg:x1="6.405cm" svg:y1="6.095cm" svg:x2="6.405cm" svg:y2="7.905cm" draw:start-shape="id13" draw:start-glue-point="7" draw:end-shape="id14" draw:end-glue-point="5" svg:d="M6405 6095v1810" svg:viewBox="0 0 1 1811">
          <text:p/>
        </draw:connector>
        <draw:frame draw:style-name="gr9" draw:layer="layout" svg:width="10.8cm" svg:height="6.4cm" svg:x="1cm" svg:y="10.6cm">
          <draw:text-box>
            <text:p>Software components (circles) with implementations (round rectangles) and 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10" draw:layer="layout" svg:width="12.6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1" draw:layer="layout" svg:width="24.8cm" svg:height="2.384cm" svg:x="1cm" svg:y="17.153cm">
          <draw:text-box>
            <text:p>Question now is: How to assign implementations to HW components (PE), such that</text:p>
            <text:list text:style-name="L1">
              <text:list-item>
                <text:p>no implementation is executed in parallel on the same PE → sequentially = possible</text:p>
              </text:list-item>
              <text:list-item>
                <text:p>all constraints (SW-SW- and SW-HW-wise) are met</text:p>
              </text:list-item>
            </text:list>
          </draw:text-box>
        </draw:frame>
        <draw:rect draw:style-name="gr12" draw:text-style-name="P1" draw:layer="layout" svg:width="1.8cm" svg:height="0.8cm" svg:x="5.6cm" svg:y="3cm" draw:corner-radius="0.5cm">
          <text:p text:style-name="P2">I1.a</text:p>
        </draw:rect>
        <draw:rect draw:style-name="gr12" draw:text-style-name="P1" draw:layer="layout" svg:width="1.8cm" svg:height="0.8cm" svg:x="5.6cm" svg:y="3.8cm" draw:corner-radius="0.5cm">
          <text:p text:style-name="P2">I1.b</text:p>
        </draw:rect>
        <draw:rect draw:style-name="gr13" draw:text-style-name="P2" draw:layer="layout" svg:width="1.8cm" svg:height="0.8cm" svg:x="3cm" svg:y="5.9cm" draw:corner-radius="0.5cm">
          <text:p text:style-name="P2">I2.a</text:p>
        </draw:rect>
        <draw:rect draw:style-name="gr14" draw:text-style-name="P2" draw:layer="layout" svg:width="1.8cm" svg:height="0.8cm" svg:x="3cm" svg:y="6.7cm" draw:corner-radius="0.5cm">
          <text:p text:style-name="P2">I2.b</text:p>
        </draw:rect>
        <draw:rect draw:style-name="gr15" draw:text-style-name="P1" draw:layer="layout" svg:width="1.8cm" svg:height="0.8cm" svg:x="6.9cm" svg:y="5.9cm" draw:corner-radius="0.5cm">
          <text:p text:style-name="P2">I3.a</text:p>
        </draw:rect>
        <draw:rect draw:style-name="gr16" draw:text-style-name="P2" draw:layer="layout" svg:width="1.8cm" svg:height="0.8cm" svg:x="6.9cm" svg:y="6.7cm" draw:corner-radius="0.5cm">
          <text:p text:style-name="P2">I3.b</text:p>
        </draw:rect>
        <draw:rect draw:style-name="gr17" draw:text-style-name="P2" draw:layer="layout" svg:width="1.8cm" svg:height="0.8cm" svg:x="6.9cm" svg:y="8.7cm" draw:corner-radius="0.5cm">
          <text:p text:style-name="P2">I4.a</text:p>
        </draw:rect>
        <draw:rect draw:style-name="gr18" draw:text-style-name="P2" draw:layer="layout" svg:width="1.8cm" svg:height="0.8cm" svg:x="6.9cm" svg:y="9.5cm" draw:corner-radius="0.5cm">
          <text:p text:style-name="P2">I4.b</text:p>
        </draw:rect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9" draw:text-style-name="P1" xml:id="id18" draw:id="id18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9" draw:text-style-name="P1" xml:id="id16" draw:id="id16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9" draw:text-style-name="P1" xml:id="id19" draw:id="id19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19" draw:text-style-name="P1" xml:id="id20" draw:id="id20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9" draw:text-style-name="P1" xml:id="id21" draw:id="id21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5" draw:start-glue-point="0" draw:end-shape="id16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16" draw:start-glue-point="2" draw:end-shape="id17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16" draw:start-glue-point="0" draw:end-shape="id18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18" draw:start-glue-point="2" draw:end-shape="id19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19" draw:start-glue-point="2" draw:end-shape="id20" draw:end-glue-point="0" svg:d="M18100 5800v501l-400 198v501" svg:viewBox="0 0 401 1201">
          <text:p/>
        </draw:connector>
        <draw:custom-shape draw:style-name="gr19" draw:text-style-name="P1" xml:id="id23" draw:id="id23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19" draw:text-style-name="P1" xml:id="id22" draw:id="id22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9" draw:text-style-name="P1" xml:id="id24" draw:id="id24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21" draw:start-glue-point="0" draw:end-shape="id19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22" draw:start-glue-point="0" draw:end-shape="id19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22" draw:start-glue-point="2" draw:end-shape="id23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22" draw:start-glue-point="2" draw:end-shape="id24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20" draw:text-style-name="P1" xml:id="id25" draw:id="id25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1" draw:id="id31" draw:layer="Layout" svg:width="1.4cm" svg:height="1.4cm" svg:x="2.4cm" svg:y="4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27" draw:id="id27" draw:layer="Layout" svg:width="1.4cm" svg:height="1.4cm" svg:x="6.2cm" svg:y="4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9" draw:id="id29" draw:layer="Layout" svg:width="1.4cm" svg:height="1.4cm" svg:x="6.2cm" svg:y="7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0.8cm" svg:height="6.4cm" svg:x="1cm" svg:y="10.6cm">
          <draw:text-box>
            <text:p>Software components (circles) with implementations (round rectangles) and 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10" draw:layer="layout" svg:width="12.6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1" draw:layer="layout" svg:width="24.8cm" svg:height="2.384cm" svg:x="1cm" svg:y="17.153cm">
          <draw:text-box>
            <text:p>Question now is: How to <text:span text:style-name="T2">assign</text:span> implementations to HW components (PE), such that</text:p>
            <text:list text:style-name="L1">
              <text:list-item>
                <text:p>no implementation is executed in parallel on the same PE → sequentially = possible</text:p>
              </text:list-item>
              <text:list-item>
                <text:p>all constraints (SW-SW- and SW-HW-wise) are met</text:p>
              </text:list-item>
            </text:list>
          </draw:text-box>
        </draw:frame>
        <draw:rect draw:style-name="gr12" draw:text-style-name="P1" xml:id="id26" draw:id="id26" draw:layer="layout" svg:width="1.8cm" svg:height="0.8cm" svg:x="5.6cm" svg:y="3cm" draw:corner-radius="0.5cm">
          <text:p text:style-name="P2">I1.a</text:p>
        </draw:rect>
        <draw:rect draw:style-name="gr12" draw:text-style-name="P1" draw:layer="layout" svg:width="1.8cm" svg:height="0.8cm" svg:x="5.6cm" svg:y="3.8cm" draw:corner-radius="0.5cm">
          <text:p text:style-name="P2">I1.b</text:p>
        </draw:rect>
        <draw:rect draw:style-name="gr24" draw:text-style-name="P2" draw:layer="layout" svg:width="1.8cm" svg:height="0.8cm" svg:x="3cm" svg:y="5.9cm" draw:corner-radius="0.5cm">
          <text:p text:style-name="P2">I2.a</text:p>
        </draw:rect>
        <draw:rect draw:style-name="gr25" draw:text-style-name="P2" xml:id="id32" draw:id="id32" draw:layer="layout" svg:width="1.8cm" svg:height="0.8cm" svg:x="3cm" svg:y="6.7cm" draw:corner-radius="0.5cm">
          <text:p text:style-name="P2">I2.b</text:p>
        </draw:rect>
        <draw:rect draw:style-name="gr15" draw:text-style-name="P1" draw:layer="layout" svg:width="1.8cm" svg:height="0.8cm" svg:x="6.9cm" svg:y="5.9cm" draw:corner-radius="0.5cm">
          <text:p text:style-name="P2">I3.a</text:p>
        </draw:rect>
        <draw:rect draw:style-name="gr26" draw:text-style-name="P2" xml:id="id28" draw:id="id28" draw:layer="layout" svg:width="1.8cm" svg:height="0.8cm" svg:x="6.9cm" svg:y="6.7cm" draw:corner-radius="0.5cm">
          <text:p text:style-name="P2">I3.b</text:p>
        </draw:rect>
        <draw:rect draw:style-name="gr27" draw:text-style-name="P2" xml:id="id30" draw:id="id30" draw:layer="layout" svg:width="1.8cm" svg:height="0.8cm" svg:x="6.9cm" svg:y="8.7cm" draw:corner-radius="0.5cm">
          <text:p text:style-name="P2">I4.a</text:p>
        </draw:rect>
        <draw:rect draw:style-name="gr28" draw:text-style-name="P2" draw:layer="layout" svg:width="1.8cm" svg:height="0.8cm" svg:x="6.9cm" svg:y="9.5cm" draw:corner-radius="0.5cm">
          <text:p text:style-name="P2">I4.b</text:p>
        </draw:rect>
        <draw:connector draw:style-name="gr29" draw:text-style-name="P1" draw:layer="layout" draw:type="curve" svg:x1="5.795cm" svg:y1="2.405cm" svg:x2="7.4cm" svg:y2="3.4cm" draw:start-shape="id25" draw:start-glue-point="11" draw:end-shape="id26" draw:end-glue-point="1" svg:d="M5795 2405c3159 0 2356 995 1605 995" svg:viewBox="0 0 2286 996">
          <text:p/>
        </draw:connector>
        <draw:connector draw:style-name="gr30" draw:text-style-name="P1" draw:layer="layout" draw:type="curve" svg:x1="7.395cm" svg:y1="5.105cm" svg:x2="8.7cm" svg:y2="7.1cm" draw:start-shape="id27" draw:start-glue-point="11" draw:end-shape="id28" draw:end-glue-point="1" svg:d="M7395 5105c2709 0 2056 1995 1305 1995" svg:viewBox="0 0 1963 1996">
          <text:p/>
        </draw:connector>
        <draw:connector draw:style-name="gr30" draw:text-style-name="P1" draw:layer="layout" draw:type="curve" svg:x1="7.6cm" svg:y1="8.4cm" svg:x2="8.7cm" svg:y2="9.1cm" draw:start-shape="id29" draw:start-glue-point="10" draw:end-shape="id30" draw:end-glue-point="1" svg:d="M7600 8400c2401 0 1851 700 1100 700" svg:viewBox="0 0 1742 701">
          <text:p/>
        </draw:connector>
        <draw:connector draw:style-name="gr30" draw:text-style-name="P1" draw:layer="layout" draw:type="curve" svg:x1="2.4cm" svg:y1="5.6cm" svg:x2="3cm" svg:y2="7.1cm" draw:start-shape="id31" draw:start-glue-point="6" draw:end-shape="id32" draw:end-glue-point="3" svg:d="M2400 5600c-751 0-1051 1500 600 1500" svg:viewBox="0 0 1205 1501">
          <text:p/>
        </draw:connector>
        <draw:frame draw:style-name="gr31" draw:text-style-name="P3" draw:layer="layout" svg:width="3.715cm" svg:height="0.886cm" svg:x="5.8cm" svg:y="1.7cm">
          <draw:text-box>
            <text:p text:style-name="P3">selectedimpl</text:p>
          </draw:text-box>
        </draw:frame>
        <draw:line draw:style-name="gr32" draw:text-style-name="P1" draw:layer="layout" svg:x1="7.2cm" svg:y1="3.4cm" svg:x2="13cm" svg:y2="7.4cm">
          <text:p/>
        </draw:line>
        <draw:line draw:style-name="gr32" draw:text-style-name="P1" draw:layer="layout" svg:x1="8.4cm" svg:y1="6.2cm" svg:x2="12.972cm" svg:y2="7.359cm">
          <text:p/>
        </draw:line>
        <draw:polyline draw:style-name="gr32" draw:text-style-name="P1" draw:layer="layout" svg:width="6.647cm" svg:height="1.461cm" draw:transform="rotate (0.274191225488309) translate (8.6cm 9cm)" svg:viewBox="0 0 6648 1462" draw:points="0,0 5198,1462 6648,0">
          <text:p/>
        </draw:polyline>
        <draw:polyline draw:style-name="gr32" draw:text-style-name="P1" draw:layer="layout" svg:width="14.054cm" svg:height="7.442cm" draw:transform="skewX (-1.29547729406348E-017) rotate (0.274191225488309) translate (4.4551247240459cm 7.04074988815612cm)" svg:viewBox="0 0 14055 7443" draw:points="150,0 0,3490 14055,7443">
          <text:p/>
        </draw:polyline>
        <draw:connector draw:style-name="gr8" draw:text-style-name="P1" draw:layer="layout" draw:type="lines" svg:x1="5.3cm" svg:y1="3.6cm" svg:x2="6.2cm" svg:y2="5.6cm" draw:start-shape="id25" draw:start-glue-point="8" draw:end-shape="id27" draw:end-glue-point="6" svg:d="M5300 3600v500l399 1500h501" svg:viewBox="0 0 901 2001">
          <text:p/>
        </draw:connector>
        <draw:connector draw:style-name="gr8" draw:text-style-name="P1" draw:layer="layout" draw:type="lines" svg:x1="5.3cm" svg:y1="3.6cm" svg:x2="3.8cm" svg:y2="5.6cm" draw:start-shape="id25" draw:start-glue-point="8" draw:end-shape="id31" draw:end-glue-point="10" svg:d="M5300 3600v500l-1000 1500h-500" svg:viewBox="0 0 1501 2001">
          <text:p/>
        </draw:connector>
        <draw:connector draw:style-name="gr8" draw:text-style-name="P1" draw:layer="layout" draw:type="lines" svg:x1="6.405cm" svg:y1="6.095cm" svg:x2="6.405cm" svg:y2="7.905cm" draw:start-shape="id27" draw:start-glue-point="7" draw:end-shape="id29" draw:end-glue-point="5" svg:d="M6405 6095v705 399 706" svg:viewBox="0 0 1 1811">
          <text:p/>
        </draw:connector>
        <draw:frame draw:style-name="gr31" draw:text-style-name="P4" draw:layer="layout" svg:width="3.58cm" svg:height="0.886cm" svg:x="12.8cm" svg:y="9.714cm">
          <draw:text-box>
            <text:p text:style-name="P4">deployedOn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2" draw:text-style-name="P1" xml:id="id36" draw:id="id36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33" draw:start-glue-point="0" draw:end-shape="id34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34" draw:start-glue-point="2" draw:end-shape="id35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34" draw:start-glue-point="0" draw:end-shape="id36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36" draw:start-glue-point="2" draw:end-shape="id37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37" draw:start-glue-point="2" draw:end-shape="id38" draw:end-glue-point="0" svg:d="M18100 5800v501l-400 198v501" svg:viewBox="0 0 401 1201">
          <text:p/>
        </draw:connector>
        <draw:custom-shape draw:style-name="gr2" draw:text-style-name="P1" xml:id="id41" draw:id="id41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39" draw:start-glue-point="0" draw:end-shape="id37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40" draw:start-glue-point="0" draw:end-shape="id37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40" draw:start-glue-point="2" draw:end-shape="id41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40" draw:start-glue-point="2" draw:end-shape="id42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43" draw:id="id43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4" draw:id="id44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5" draw:id="id45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6" draw:id="id46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43" draw:start-glue-point="8" draw:end-shape="id44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43" draw:start-glue-point="8" draw:end-shape="id45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45" draw:start-glue-point="8" draw:end-shape="id46" draw:end-glue-point="4" svg:d="M5900 6000v1000" svg:viewBox="0 0 1 1001">
          <text:p/>
        </draw:connector>
        <draw:frame draw:style-name="gr33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33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1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31" draw:layer="layout" svg:width="3.906cm" svg:height="0.962cm" svg:x="14cm" svg:y="9.6cm">
          <draw:text-box>
            <text:p>deployedOn</text:p>
          </draw:text-box>
        </draw:frame>
        <draw:frame draw:style-name="gr3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2" draw:text-style-name="P1" xml:id="id50" draw:id="id50" draw:layer="layout" svg:width="2.51cm" svg:height="1.883cm" svg:x="10.793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2.196cm" svg:height="2.196cm" svg:x="8.173cm" svg:y="5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2.197cm" svg:height="2.196cm" svg:x="13.93cm" svg:y="5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2.196cm" svg:height="2.196cm" svg:x="6.4cm" svg:y="9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2.196cm" svg:height="2.196cm" svg:x="13.303cm" svg:y="9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2.196cm" svg:height="2.196cm" svg:x="9.538cm" svg:y="9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2.197cm" svg:height="2.196cm" svg:x="16.44cm" svg:y="9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47" draw:start-glue-point="0" draw:end-shape="id48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48" draw:start-glue-point="2" draw:end-shape="id49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48" draw:start-glue-point="0" draw:end-shape="id50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50" draw:start-glue-point="2" draw:end-shape="id51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51" draw:start-glue-point="2" draw:end-shape="id52" draw:end-glue-point="0" svg:d="M15028 8075v501l-627 881v501" svg:viewBox="0 0 628 1884">
          <text:p/>
        </draw:connector>
        <draw:custom-shape draw:style-name="gr2" draw:text-style-name="P1" xml:id="id55" draw:id="id55" draw:layer="layout" svg:width="2.197cm" svg:height="2.197cm" svg:x="17.852cm" svg:y="14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2.196cm" svg:height="2.196cm" svg:x="19.421cm" svg:y="9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2.196cm" svg:height="2.197cm" svg:x="21.304cm" svg:y="14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53" draw:start-glue-point="0" draw:end-shape="id51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54" draw:start-glue-point="0" draw:end-shape="id51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54" draw:start-glue-point="2" draw:end-shape="id55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54" draw:start-glue-point="2" draw:end-shape="id56" draw:end-glue-point="0" svg:d="M20519 12154v501l1883 1193v502" svg:viewBox="0 0 1884 2197">
          <text:p/>
        </draw:connector>
        <draw:rect draw:style-name="gr12" draw:text-style-name="P1" draw:layer="layout" svg:width="1.8cm" svg:height="0.8cm" svg:x="6cm" svg:y="11.2cm" draw:corner-radius="0.5cm">
          <text:p text:style-name="P2">I1.a</text:p>
        </draw:rect>
        <draw:rect draw:style-name="gr34" draw:text-style-name="P2" draw:layer="layout" svg:width="1.8cm" svg:height="0.8cm" svg:x="7.4cm" svg:y="11.4cm" draw:corner-radius="0.5cm">
          <text:p text:style-name="P2">I2.a</text:p>
        </draw:rect>
        <draw:rect draw:style-name="gr15" draw:text-style-name="P1" draw:layer="layout" svg:width="1.8cm" svg:height="0.8cm" svg:x="6.2cm" svg:y="11.6cm" draw:corner-radius="0.5cm">
          <text:p text:style-name="P2">I3.a</text:p>
        </draw:rect>
        <draw:rect draw:style-name="gr35" draw:text-style-name="P2" draw:layer="layout" svg:width="1.8cm" svg:height="0.8cm" svg:x="7.2cm" svg:y="12cm" draw:corner-radius="0.5cm">
          <text:p text:style-name="P2">I4.a</text:p>
        </draw:rect>
        <draw:custom-shape draw:style-name="gr4" draw:text-style-name="P1" xml:id="id57" draw:id="id57" draw:layer="layout" svg:width="1.4cm" svg:height="1.4cm" svg:x="2.6cm" svg:y="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59" draw:id="id59" draw:layer="layout" svg:width="1.4cm" svg:height="1.4cm" svg:x="0.9cm" svg:y="3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58" draw:id="id58" draw:layer="layout" svg:width="1.4cm" svg:height="1.4cm" svg:x="4cm" svg:y="3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60" draw:id="id60" draw:layer="layout" svg:width="1.4cm" svg:height="1.4cm" svg:x="4cm" svg:y="5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3.3cm" svg:y1="3.4cm" svg:x2="4cm" svg:y2="4.4cm" draw:start-shape="id57" draw:start-glue-point="8" draw:end-shape="id58" draw:end-glue-point="6" svg:d="M3300 3400v500l199 500h501" svg:viewBox="0 0 701 1001">
          <text:p/>
        </draw:connector>
        <draw:connector draw:style-name="gr8" draw:text-style-name="P1" draw:layer="layout" draw:type="lines" svg:x1="3.3cm" svg:y1="3.4cm" svg:x2="2.3cm" svg:y2="4.4cm" draw:start-shape="id57" draw:start-glue-point="8" draw:end-shape="id59" draw:end-glue-point="10" svg:d="M3300 3400v500l-500 500h-500" svg:viewBox="0 0 1001 1001">
          <text:p/>
        </draw:connector>
        <draw:connector draw:style-name="gr8" draw:text-style-name="P1" draw:layer="layout" draw:type="lines" svg:x1="4.205cm" svg:y1="4.895cm" svg:x2="4.205cm" svg:y2="5.705cm" draw:start-shape="id58" draw:start-glue-point="7" draw:end-shape="id60" draw:end-glue-point="5" svg:d="M4205 4895v705-601 706" svg:viewBox="0 0 1 811">
          <text:p/>
        </draw:connector>
        <draw:custom-shape draw:style-name="gr36" draw:text-style-name="P1" draw:layer="layout" svg:width="4.8cm" svg:height="5.8cm" svg:x="0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2" draw:text-style-name="P1" xml:id="id64" draw:id="id64" draw:layer="layout" svg:width="2.51cm" svg:height="1.883cm" svg:x="10.793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2.196cm" svg:height="2.196cm" svg:x="8.173cm" svg:y="5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7cm" svg:height="2.196cm" svg:x="13.93cm" svg:y="5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2.196cm" svg:height="2.196cm" svg:x="6.4cm" svg:y="9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6" draw:id="id66" draw:layer="layout" svg:width="2.196cm" svg:height="2.196cm" svg:x="13.303cm" svg:y="9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9.538cm" svg:y="9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6.44cm" svg:y="9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61" draw:start-glue-point="0" draw:end-shape="id62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62" draw:start-glue-point="2" draw:end-shape="id63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62" draw:start-glue-point="0" draw:end-shape="id64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64" draw:start-glue-point="2" draw:end-shape="id65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65" draw:start-glue-point="2" draw:end-shape="id66" draw:end-glue-point="0" svg:d="M15028 8075v501l-627 881v501" svg:viewBox="0 0 628 1884">
          <text:p/>
        </draw:connector>
        <draw:custom-shape draw:style-name="gr2" draw:text-style-name="P1" xml:id="id69" draw:id="id69" draw:layer="layout" svg:width="2.197cm" svg:height="2.197cm" svg:x="17.852cm" svg:y="14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9.421cm" svg:y="9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7cm" svg:x="21.304cm" svg:y="14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67" draw:start-glue-point="0" draw:end-shape="id65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68" draw:start-glue-point="0" draw:end-shape="id65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68" draw:start-glue-point="2" draw:end-shape="id69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68" draw:start-glue-point="2" draw:end-shape="id70" draw:end-glue-point="0" svg:d="M20519 12154v501l1883 1193v502" svg:viewBox="0 0 1884 2197">
          <text:p/>
        </draw:connector>
        <draw:rect draw:style-name="gr12" draw:text-style-name="P1" draw:layer="layout" svg:width="1.8cm" svg:height="0.8cm" svg:x="6.2cm" svg:y="11.4cm" draw:corner-radius="0.5cm">
          <text:p text:style-name="P2">I1.b</text:p>
        </draw:rect>
        <draw:rect draw:style-name="gr37" draw:text-style-name="P2" draw:layer="layout" svg:width="1.8cm" svg:height="0.8cm" svg:x="13.4cm" svg:y="11.6cm" draw:corner-radius="0.5cm">
          <text:p text:style-name="P2">I2.a</text:p>
        </draw:rect>
        <draw:rect draw:style-name="gr15" draw:text-style-name="P1" draw:layer="layout" svg:width="1.8cm" svg:height="0.8cm" svg:x="9.8cm" svg:y="12cm" draw:corner-radius="0.5cm">
          <text:p text:style-name="P2">I3.b</text:p>
        </draw:rect>
        <draw:rect draw:style-name="gr38" draw:text-style-name="P2" draw:layer="layout" svg:width="1.8cm" svg:height="0.8cm" svg:x="10.2cm" svg:y="11.4cm" draw:corner-radius="0.5cm">
          <text:p text:style-name="P2">I4.a</text:p>
        </draw:rect>
        <draw:custom-shape draw:style-name="gr4" draw:text-style-name="P1" xml:id="id71" draw:id="id71" draw:layer="layout" svg:width="1.4cm" svg:height="1.4cm" svg:x="2.6cm" svg:y="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3" draw:id="id73" draw:layer="layout" svg:width="1.4cm" svg:height="1.4cm" svg:x="0.9cm" svg:y="3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72" draw:id="id72" draw:layer="layout" svg:width="1.4cm" svg:height="1.4cm" svg:x="4cm" svg:y="3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74" draw:id="id74" draw:layer="layout" svg:width="1.4cm" svg:height="1.4cm" svg:x="4cm" svg:y="5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3.3cm" svg:y1="3.4cm" svg:x2="4cm" svg:y2="4.4cm" draw:start-shape="id71" draw:start-glue-point="8" draw:end-shape="id72" draw:end-glue-point="6" svg:d="M3300 3400v500l199 500h501" svg:viewBox="0 0 701 1001">
          <text:p/>
        </draw:connector>
        <draw:connector draw:style-name="gr8" draw:text-style-name="P1" draw:layer="layout" draw:type="lines" svg:x1="3.3cm" svg:y1="3.4cm" svg:x2="2.3cm" svg:y2="4.4cm" draw:start-shape="id71" draw:start-glue-point="8" draw:end-shape="id73" draw:end-glue-point="10" svg:d="M3300 3400v500l-500 500h-500" svg:viewBox="0 0 1001 1001">
          <text:p/>
        </draw:connector>
        <draw:connector draw:style-name="gr8" draw:text-style-name="P1" draw:layer="layout" draw:type="lines" svg:x1="4.205cm" svg:y1="4.895cm" svg:x2="4.205cm" svg:y2="5.705cm" draw:start-shape="id72" draw:start-glue-point="7" draw:end-shape="id74" draw:end-glue-point="5" svg:d="M4205 4895v705-601 706" svg:viewBox="0 0 1 811">
          <text:p/>
        </draw:connector>
        <draw:custom-shape draw:style-name="gr36" draw:text-style-name="P1" draw:layer="layout" svg:width="4.8cm" svg:height="5.8cm" svg:x="0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2" draw:text-style-name="P5" xml:id="id78" draw:id="id78" draw:layer="layout" svg:width="2.51cm" svg:height="1.883cm" svg:x="10.793cm" svg:y="1.8cm">
          <text:p text:style-name="P1"><text:span text:style-name="T3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6" draw:id="id76" draw:layer="layout" svg:width="2.196cm" svg:height="2.196cm" svg:x="8.173cm" svg:y="5.879cm">
          <text:p text:style-name="P1"><text:span text:style-name="T3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9" draw:id="id79" draw:layer="layout" svg:width="2.197cm" svg:height="2.196cm" svg:x="13.93cm" svg:y="5.879cm">
          <text:p text:style-name="P1"><text:span text:style-name="T3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5" draw:id="id75" draw:layer="layout" svg:width="2.196cm" svg:height="2.196cm" svg:x="6.4cm" svg:y="9.958cm">
          <text:p text:style-name="P1"><text:span text:style-name="T3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2.196cm" svg:height="2.196cm" svg:x="13.303cm" svg:y="9.958cm">
          <text:p text:style-name="P1"><text:span text:style-name="T3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7" draw:id="id77" draw:layer="layout" svg:width="2.196cm" svg:height="2.196cm" svg:x="9.538cm" svg:y="9.95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1" draw:id="id81" draw:layer="layout" svg:width="2.197cm" svg:height="2.196cm" svg:x="16.44cm" svg:y="9.958cm">
          <text:p text:style-name="P1"><text:span text:style-name="T3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75" draw:start-glue-point="0" draw:end-shape="id76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76" draw:start-glue-point="2" draw:end-shape="id77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76" draw:start-glue-point="0" draw:end-shape="id78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78" draw:start-glue-point="2" draw:end-shape="id79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79" draw:start-glue-point="2" draw:end-shape="id80" draw:end-glue-point="0" svg:d="M15028 8075v501l-627 881v501" svg:viewBox="0 0 628 1884">
          <text:p/>
        </draw:connector>
        <draw:custom-shape draw:style-name="gr2" draw:text-style-name="P5" xml:id="id83" draw:id="id83" draw:layer="layout" svg:width="2.197cm" svg:height="2.197cm" svg:x="17.852cm" svg:y="14.35cm">
          <text:p text:style-name="P1"><text:span text:style-name="T3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2" draw:id="id82" draw:layer="layout" svg:width="2.196cm" svg:height="2.196cm" svg:x="19.421cm" svg:y="9.958cm">
          <text:p text:style-name="P1"><text:span text:style-name="T3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4" draw:id="id84" draw:layer="layout" svg:width="2.196cm" svg:height="2.197cm" svg:x="21.304cm" svg:y="14.35cm">
          <text:p text:style-name="P1"><text:span text:style-name="T3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81" draw:start-glue-point="0" draw:end-shape="id79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82" draw:start-glue-point="0" draw:end-shape="id79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82" draw:start-glue-point="2" draw:end-shape="id83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82" draw:start-glue-point="2" draw:end-shape="id84" draw:end-glue-point="0" svg:d="M20519 12154v501l1883 1193v502" svg:viewBox="0 0 1884 2197">
          <text:p/>
        </draw:connector>
        <draw:rect draw:style-name="gr12" draw:text-style-name="P1" draw:layer="layout" svg:width="1.8cm" svg:height="0.8cm" svg:x="21.304cm" svg:y="14.4cm" draw:corner-radius="0.5cm">
          <text:p text:style-name="P2">I1.b</text:p>
        </draw:rect>
        <draw:rect draw:style-name="gr39" draw:text-style-name="P2" draw:layer="layout" svg:width="1.8cm" svg:height="0.8cm" svg:x="13.4cm" svg:y="11.6cm" draw:corner-radius="0.5cm">
          <text:p text:style-name="P2">I2.a</text:p>
        </draw:rect>
        <draw:rect draw:style-name="gr15" draw:text-style-name="P1" draw:layer="layout" svg:width="1.8cm" svg:height="0.8cm" svg:x="9.8cm" svg:y="11.4cm" draw:corner-radius="0.5cm">
          <text:p text:style-name="P2">I3.b</text:p>
        </draw:rect>
        <draw:rect draw:style-name="gr40" draw:text-style-name="P2" draw:layer="layout" svg:width="1.8cm" svg:height="0.8cm" svg:x="17.4cm" svg:y="14.35cm" draw:corner-radius="0.5cm">
          <text:p text:style-name="P2">I4.a</text:p>
        </draw:rect>
        <draw:custom-shape draw:style-name="gr4" draw:text-style-name="P1" xml:id="id85" draw:id="id85" draw:layer="layout" svg:width="1.4cm" svg:height="1.4cm" svg:x="2.6cm" svg:y="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7" draw:id="id87" draw:layer="layout" svg:width="1.4cm" svg:height="1.4cm" svg:x="0.9cm" svg:y="3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6" draw:id="id86" draw:layer="layout" svg:width="1.4cm" svg:height="1.4cm" svg:x="4cm" svg:y="3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88" draw:id="id88" draw:layer="layout" svg:width="1.4cm" svg:height="1.4cm" svg:x="4cm" svg:y="5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3.3cm" svg:y1="3.4cm" svg:x2="4cm" svg:y2="4.4cm" draw:start-shape="id85" draw:start-glue-point="8" draw:end-shape="id86" draw:end-glue-point="6" svg:d="M3300 3400v500l199 500h501" svg:viewBox="0 0 701 1001">
          <text:p/>
        </draw:connector>
        <draw:connector draw:style-name="gr8" draw:text-style-name="P1" draw:layer="layout" draw:type="lines" svg:x1="3.3cm" svg:y1="3.4cm" svg:x2="2.3cm" svg:y2="4.4cm" draw:start-shape="id85" draw:start-glue-point="8" draw:end-shape="id87" draw:end-glue-point="10" svg:d="M3300 3400v500l-500 500h-500" svg:viewBox="0 0 1001 1001">
          <text:p/>
        </draw:connector>
        <draw:connector draw:style-name="gr8" draw:text-style-name="P1" draw:layer="layout" draw:type="lines" svg:x1="4.205cm" svg:y1="4.895cm" svg:x2="4.205cm" svg:y2="5.705cm" draw:start-shape="id86" draw:start-glue-point="7" draw:end-shape="id88" draw:end-glue-point="5" svg:d="M4205 4895v705-601 706" svg:viewBox="0 0 1 811">
          <text:p/>
        </draw:connector>
        <draw:custom-shape draw:style-name="gr36" draw:text-style-name="P1" draw:layer="layout" svg:width="4.8cm" svg:height="5.8cm" svg:x="0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41" draw:layer="layout" svg:width="25.847cm" svg:height="4.4cm" svg:x="0.753cm" svg:y="1cm">
          <draw:text-box>
            <text:p>All mappings could far were valid.</text:p>
            <text:list text:style-name="L1">
              <text:list-item>
                <text:p>actually need example contracts and concrete values to decide that</text:p>
              </text:list-item>
            </text:list>
            <text:p>Cost should be taken into accout to get optimal solution (w.r.t. to objective function)</text:p>
            <text:list text:continue-numbering="true" text:style-name="L1">
              <text:list-item>
                <text:p>or at least „near“ 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4T09:15:09.246163100</dc:date>
    <dc:creator>René Schöne</dc:creator>
    <meta:editing-duration>PT1H44M20S</meta:editing-duration>
    <meta:editing-cycles>26</meta:editing-cycles>
    <meta:generator>LibreOffice/4.2.8.2$Linux_x86 LibreOffice_project/420$Build-2</meta:generator>
    <meta:document-statistic meta:object-count="266"/>
  </office:meta>
</office:document-meta>
</file>